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4.262cm" fo:min-width="9.612cm"/>
    </style:style>
    <style:style style:name="gr2" style:family="graphic" style:parent-style-name="standard">
      <style:graphic-properties svg:stroke-color="#000000" draw:fill-color="#0f7043" draw:textarea-horizontal-align="justify" draw:textarea-vertical-align="middle" draw:auto-grow-height="false" fo:min-height="0.75cm" fo:min-width="2.1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f7043"/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language="en" fo:country="US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5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3" draw:layer="layout" svg:width="2.6cm" svg:height="1cm" svg:x="0.4cm" svg:y="0.4cm">
            <text:p text:style-name="P2"><text:span text:style-name="T1">Node</text:span><text:span text:style-name="T2"> 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6cm" svg:height="1cm" svg:x="4cm" svg:y="0.4cm">
            <text:p text:style-name="P2"><text:span text:style-name="T1">Node</text:span><text:span text:style-name="T2"> 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6cm" svg:height="1cm" svg:x="7.6cm" svg:y="0.4cm">
            <text:p text:style-name="P2"><text:span text:style-name="T1">Node</text:span><text:span text:style-name="T2"> 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6cm" svg:height="1cm" svg:x="0.4cm" svg:y="3.4cm">
            <text:p text:style-name="P2"><text:span text:style-name="T1">Node</text:span><text:span text:style-name="T2"> 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6cm" svg:height="1cm" svg:x="4cm" svg:y="3.4cm">
            <text:p text:style-name="P2"><text:span text:style-name="T1">Node</text:span><text:span text:style-name="T2"> 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6cm" svg:height="1cm" svg:x="7.6cm" svg:y="3.4cm">
            <text:p text:style-name="P2"><text:span text:style-name="T1">Node</text:span><text:span text:style-name="T2"> 6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4" draw:layer="layout" svg:x1="0cm" svg:y1="2.4cm" svg:x2="10.6cm" svg:y2="2.4cm">
            <text:p/>
          </draw:line>
          <draw:line draw:style-name="gr4" draw:text-style-name="P4" draw:layer="layout" svg:x1="1.7cm" svg:y1="1.4cm" svg:x2="1.7cm" svg:y2="3.4cm">
            <text:p/>
          </draw:line>
          <draw:line draw:style-name="gr4" draw:text-style-name="P4" draw:layer="layout" svg:x1="5.3cm" svg:y1="1.4cm" svg:x2="5.3cm" svg:y2="3.4cm">
            <text:p/>
          </draw:line>
          <draw:line draw:style-name="gr4" draw:text-style-name="P4" draw:layer="layout" svg:x1="8.9cm" svg:y1="1.4cm" svg:x2="8.9cm" svg:y2="3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12:39:32.077572295</meta:creation-date>
    <dc:date>2016-08-11T13:37:06.578910845</dc:date>
    <meta:editing-duration>PT55M6S</meta:editing-duration>
    <meta:editing-cycles>8</meta:editing-cycles>
    <meta:generator>LibreOffice/5.1.4.2$Linux_X86_64 LibreOffice_project/10m0$Build-2</meta:generator>
    <meta:document-statistic meta:object-count="13"/>
  </office:meta>
</office:document-meta>
</file>